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202124" style:font-name="arial" fo:font-size="12pt" fo:letter-spacing="normal" fo:font-style="normal" fo:font-weight="normal" officeooo:rsid="001ebc8a" officeooo:paragraph-rsid="001ebc8a"/>
    </style:style>
    <style:style style:name="P2" style:family="paragraph" style:parent-style-name="Standard">
      <style:text-properties fo:background-color="#ffff00"/>
    </style:style>
    <style:style style:name="P3" style:family="paragraph" style:parent-style-name="Standard">
      <style:text-properties officeooo:paragraph-rsid="0021d6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aryans</text:p>
      <text:p text:style-name="Standard">Olasılık kuramı ve istatistik bilim dallarında varyans bir rassal değişken, bir olasılık dağılımı veya örneklem için istatistiksel yayılımın, mümkün bütün değerlerin beklenen değer veya ortalamadan uzaklıklarının karelerinin ortalaması şeklinde bulunan bir ölçüdür. Ortalama bir dağılımın merkezsel konum noktasını bulmaya çalışırken, varyans değerlerin ne ölçekte veya ne derecede yaygın olduklarını tanımlamayı hedef alır. Varyans için ölçülme birimi orijinal değişkenin biriminin karesidir. Varyansın kare kökü standart sapma olarak adlandırılır; bunun ölçme birimi orijinal değişkenle aynı birimde olur ve bu nedenle daha kolayca yorumlanabilir.</text:p>
      <text:p text:style-name="Standard"/>
      <text:p text:style-name="Standard">Bir reel sayı halinde olan rassal değişkenin varyansı o rassal değişkenin ikinci merkezsel momenti ve aynı zamanda ikinci kümülantı olur. Eğer varyans değeri var ise, ortalama değeri de vardır. Ama bunun aksi doğru değildir.</text:p>
      <text:p text:style-name="P1"/>
      <text:p text:style-name="P1">Varyans = (Her terimin toplamı - ortalama)^2 / n</text:p>
      <text:p text:style-name="P1"/>
      <text:p text:style-name="Standard"/>
      <text:p text:style-name="Standard">Varyansın sıfır olması tüm verilerin eşit olduğunu gösterir, yani ortalamadan uzaklaşma yoktur, bunun dışında varyans ancak pozitif bir değer olabilir. Varyans değerinin artması (büyüklüğü) ilgili verilerin ortalamadan daha fazla uzaklaştığı (dağıldığı) şeklinde yorumlanır</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3T23:06:18.032690518</meta:creation-date>
    <dc:date>2022-08-03T23:25:32.978254907</dc:date>
    <meta:editing-duration>PT3M3S</meta:editing-duration>
    <meta:editing-cycles>4</meta:editing-cycles>
    <meta:generator>LibreOffice/6.4.7.2$Linux_X86_64 LibreOffice_project/40$Build-2</meta:generator>
    <meta:document-statistic meta:table-count="0" meta:image-count="0" meta:object-count="0" meta:page-count="1" meta:paragraph-count="5" meta:word-count="158" meta:character-count="1201" meta:non-whitespace-character-count="1048"/>
  </office:meta>
</office:document-meta>
</file>